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r un CRUD (Create, Read, Update, Delete) con Java y bases de datos SQL implica múltiples pasos y técnicas. Voy a abordar primero cómo se hacía tradicionalmente y luego cómo se hace ahora usando herramientas más modernas.<text:line-break/><text:line-break/>### 1. CRUD Tradicional con JDBC:<text:line-break/><text:line-break/>**A. Configuración**:<text:line-break/>- Como se mencionó anteriormente, necesitas el driver JDBC para SQL Server y añadirlo al classpath de tu proyecto.<text:line-break/><text:line-break/>**B. Establecer la Conexión**:<text:line-break/>```java<text:line-break/>private static final String DB_URL = "jdbc:sqlserver://[tu_servidor];databaseName=[tu_db];user=[tu_usuario];password=[tu_password]";<text:line-break/><text:line-break/>public Connection getConnection() throws SQLException {<text:line-break/> <text:s text:c="3"/>return DriverManager.getConnection(DB_URL);<text:line-break/>}<text:line-break/>```<text:line-break/><text:line-break/>**C. CRUD Operations**:<text:line-break/>```java<text:line-break/>public class UserDAO {<text:line-break/> <text:s text:c="3"/>private Connection connection;<text:line-break/><text:line-break/> <text:s text:c="3"/>public UserDAO() {<text:line-break/> <text:s text:c="7"/>connection = getConnection();<text:line-break/> <text:s text:c="3"/>}<text:line-break/><text:line-break/> <text:s text:c="3"/>// CREATE<text:line-break/> <text:s text:c="3"/>public void addUser(User user) throws SQLException {<text:line-break/> <text:s text:c="7"/>String sql = "INSERT INTO users(name, age) VALUES(?, ?)";<text:line-break/> <text:s text:c="7"/>PreparedStatement statement = connection.prepareStatement(sql);<text:line-break/> <text:s text:c="7"/>statement.setString(1, user.getName());<text:line-break/> <text:s text:c="7"/>statement.setInt(2, user.getAge());<text:line-break/> <text:s text:c="7"/>statement.executeUpdate();<text:line-break/> <text:s text:c="3"/>}<text:line-break/><text:line-break/> <text:s text:c="3"/>// READ<text:line-break/> <text:s text:c="3"/>public User getUser(int userId) throws SQLException {<text:line-break/> <text:s text:c="7"/>User user = null;<text:line-break/> <text:s text:c="7"/>String sql = "SELECT * FROM users WHERE id = ?";<text:line-break/> <text:s text:c="7"/>PreparedStatement statement = connection.prepareStatement(sql);<text:line-break/> <text:s text:c="7"/>statement.setInt(1, userId);<text:line-break/> <text:s text:c="7"/>ResultSet resultSet = statement.executeQuery();<text:line-break/> <text:s text:c="7"/>if (resultSet.next()) {<text:line-break/> <text:s text:c="11"/>user = new User(resultSet.getInt("id"), resultSet.getString("name"), resultSet.getInt("age"));<text:line-break/> <text:s text:c="7"/>}<text:line-break/> <text:s text:c="7"/>return user;<text:line-break/> <text:s text:c="3"/>}<text:line-break/><text:line-break/> <text:s text:c="3"/>// UPDATE<text:line-break/><text:soft-page-break/> <text:s text:c="3"/>public void updateUser(User user) throws SQLException {<text:line-break/> <text:s text:c="7"/>String sql = "UPDATE users SET name = ?, age = ? WHERE id = ?";<text:line-break/> <text:s text:c="7"/>PreparedStatement statement = connection.prepareStatement(sql);<text:line-break/> <text:s text:c="7"/>statement.setString(1, user.getName());<text:line-break/> <text:s text:c="7"/>statement.setInt(2, user.getAge());<text:line-break/> <text:s text:c="7"/>statement.setInt(3, user.getId());<text:line-break/> <text:s text:c="7"/>statement.executeUpdate();<text:line-break/> <text:s text:c="3"/>}<text:line-break/><text:line-break/> <text:s text:c="3"/>// DELETE<text:line-break/> <text:s text:c="3"/>public void deleteUser(int userId) throws SQLException {<text:line-break/> <text:s text:c="7"/>String sql = "DELETE FROM users WHERE id = ?";<text:line-break/> <text:s text:c="7"/>PreparedStatement statement = connection.prepareStatement(sql);<text:line-break/> <text:s text:c="7"/>statement.setInt(1, userId);<text:line-break/> <text:s text:c="7"/>statement.executeUpdate();<text:line-break/> <text:s text:c="3"/>}<text:line-break/>}<text:line-break/>```<text:line-break/><text:line-break/>**D. Gestión de la Conexión**:<text:line-break/>Tradicionalmente, cada vez que se necesitaba interactuar con la base de datos, se establecía una conexión y luego se cerraba. Esta práctica no era óptima en términos de rendimiento, ya que establecer una conexión es costoso. Para mejorar esto, se introdujeron "pools" de conexiones donde las conexiones se reutilizan.<text:line-break/><text:line-break/>### 2. CRUD Moderno:<text:line-break/><text:line-break/>Hoy en día, herramientas como JPA (Java Persistence API) y frameworks como Hibernate o Spring Data JPA han simplificado enormemente el proceso CRUD.<text:line-break/><text:line-break/>**A. Configuración**:<text:line-break/>Con Maven o Gradle, simplemente añade las dependencias necesarias.<text:line-break/><text:line-break/>**B. Entidad &amp; Repositorio**:<text:line-break/>- Define tu entidad (por ejemplo, `User`) con anotaciones JPA.<text:line-break/>- Crea una interfaz que extienda, por ejemplo, `JpaRepository&lt;User, Long&gt;`. Esto automáticamente te proporciona métodos CRUD sin que tengas que implementarlos tú mismo.<text:line-break/><text:line-break/>**C. Uso**:<text:line-break/>Simplemente inyecta tu repositorio en cualquier servicio y utiliza los métodos CRUD proporcionados.<text:line-break/><text:line-break/>**D. Gestión de la Conexión**:<text:line-break/>Con herramientas como Spring Boot, la gestión de la conexión y el "pooling" se manejan automáticamente. Define tus detalles de conexión en un archivo de propiedades y Spring Boot se encargará del resto.<text:line-break/><text:line-break/>**Conclusión**:<text:line-break/>Si bien JDBC proporciona un control granular sobre las operaciones de base de datos, las herramientas modernas han simplificado enormemente el proceso y mejorado la eficiencia. Aunque es útil aprender JDBC para comprender los fundamentos, en aplicaciones reales, los frameworks <text:soft-page-break/>modernos como Spring Data JPA suelen ser la elección preferida debido a su eficiencia y simplicid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3T18:18:16.989000000</meta:creation-date>
    <dc:date>2023-08-24T18:33:21.440000000</dc:date>
    <meta:editing-duration>P1DT15M5S</meta:editing-duration>
    <meta:editing-cycles>1</meta:editing-cycles>
    <meta:document-statistic meta:table-count="0" meta:image-count="0" meta:object-count="0" meta:page-count="3" meta:paragraph-count="1" meta:word-count="484" meta:character-count="3979" meta:non-whitespace-character-count="3210"/>
    <meta:generator>LibreOffice/7.4.6.2$Windows_X86_64 LibreOffice_project/5b1f5509c2decdade7fda905e3e1429a67acd63d</meta:generator>
  </office:meta>
</office:document-meta>
</file>